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1000000284F6D20C1D131FB9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text-properties style:font-name="Liberation Serif" fo:font-size="14pt" officeooo:paragraph-rsid="0011c2dc" style:font-size-asian="14pt" style:font-size-complex="14pt"/>
    </style:style>
    <style:style style:name="T1" style:family="text">
      <style:text-properties style:font-name="sans-serif" fo:font-size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8 Лабораторная работа. Функции. Рекурсия</text:span></text:p>
      <text:p text:style-name="P2"><text:span text:style-name="T1">Цель:получить практические навыки использования функций в С++.</text:span></text:p>
      <text:p text:style-name="P1"/>
      <text:p text:style-name="P1"><draw:frame draw:style-name="fr1" draw:name="Image1" text:anchor-type="paragraph" svg:width="8.916cm" svg:height="1.058cm" draw:z-index="0"><draw:image xlink:href="Pictures/1000020100000151000000284F6D20C1D131FB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1-21T16:30:35.507780233</dc:date>
    <meta:editing-duration>PT12M25S</meta:editing-duration>
    <meta:editing-cycles>5</meta:editing-cycles>
    <meta:document-statistic meta:table-count="0" meta:image-count="1" meta:object-count="0" meta:page-count="1" meta:paragraph-count="2" meta:word-count="12" meta:character-count="102" meta:non-whitespace-character-count="92"/>
  </office:meta>
</office:document-meta>
</file>